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20</text:p>
          </table:table-cell>
          <table:table-cell table:style-name="ce7" office:value-type="string" calcext:value-type="string">
            <text:p>GA_20RATE</text:p>
          </table:table-cell>
          <table:table-cell table:style-name="ce1" office:value-type="string" calcext:value-type="string">
            <text:p>GA_50</text:p>
          </table:table-cell>
          <table:table-cell table:style-name="ce7" office:value-type="string" calcext:value-type="string">
            <text:p>GA_50RATE</text:p>
          </table:table-cell>
          <table:table-cell table:style-name="ce1" office:value-type="string" calcext:value-type="string">
            <text:p>GA_100</text:p>
          </table:table-cell>
          <table:table-cell table:style-name="ce7" office:value-type="string" calcext:value-type="string">
            <text:p>GA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636" calcext:value-type="float">
            <text:p>3636</text:p>
          </table:table-cell>
          <table:table-cell table:style-name="ce7" office:value-type="percentage" office:value="0.7667" calcext:value-type="percentage">
            <text:p>76,67%</text:p>
          </table:table-cell>
          <table:table-cell office:value-type="float" office:value="4936" calcext:value-type="float">
            <text:p>4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50" calcext:value-type="float">
            <text:p>71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46" calcext:value-type="float">
            <text:p>3746</text:p>
          </table:table-cell>
          <table:table-cell table:style-name="ce14" office:value-type="percentage" office:value="0.6" calcext:value-type="percentage">
            <text:p>60,00%</text:p>
          </table:table-cell>
          <table:table-cell office:value-type="float" office:value="5538" calcext:value-type="float">
            <text:p>553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362" calcext:value-type="float">
            <text:p>336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197" calcext:value-type="float">
            <text:p>5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993" calcext:value-type="float">
            <text:p>29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5" calcext:value-type="float">
            <text:p>4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953" calcext:value-type="float">
            <text:p>3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4" calcext:value-type="float">
            <text:p>9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13" calcext:value-type="float">
            <text:p>118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3841" calcext:value-type="float">
            <text:p>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4" calcext:value-type="float">
            <text:p>9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0" calcext:value-type="float">
            <text:p>10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1" calcext:value-type="float">
            <text:p>201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9" calcext:value-type="float">
            <text:p>10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40" calcext:value-type="float">
            <text:p>201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106" calcext:value-type="float">
            <text:p>410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21" calcext:value-type="float">
            <text:p>101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151" calcext:value-type="float">
            <text:p>20151</text:p>
          </table:table-cell>
          <table:table-cell office:value-type="percentage" office:value="0.1" calcext:value-type="percentage">
            <text:p>1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044" calcext:value-type="float">
            <text:p>4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4" calcext:value-type="float">
            <text:p>10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02" calcext:value-type="float">
            <text:p>189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086" calcext:value-type="float">
            <text:p>40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9" calcext:value-type="float">
            <text:p>101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77" calcext:value-type="float">
            <text:p>184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6774" calcext:value-type="float">
            <text:p>677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708" calcext:value-type="float">
            <text:p>107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828" calcext:value-type="float">
            <text:p>382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53" calcext:value-type="float">
            <text:p>76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1" calcext:value-type="float">
            <text:p>84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4136" calcext:value-type="float">
            <text:p>413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143" calcext:value-type="float">
            <text:p>1014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7723" calcext:value-type="float">
            <text:p>1772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13" calcext:value-type="float">
            <text:p>301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870" calcext:value-type="float">
            <text:p>4870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1033" calcext:value-type="float">
            <text:p>1103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0815" calcext:value-type="float">
            <text:p>2081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686" calcext:value-type="float">
            <text:p>46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00" calcext:value-type="float">
            <text:p>1080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0597" calcext:value-type="float">
            <text:p>20597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771" calcext:value-type="float">
            <text:p>9771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456" calcext:value-type="float">
            <text:p>1445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960" calcext:value-type="float">
            <text:p>996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786" calcext:value-type="float">
            <text:p>16786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068" calcext:value-type="float">
            <text:p>406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659" calcext:value-type="float">
            <text:p>965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586" calcext:value-type="float">
            <text:p>15586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737" calcext:value-type="float">
            <text:p>37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08" calcext:value-type="float">
            <text:p>119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74" calcext:value-type="float">
            <text:p>10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5" calcext:value-type="float">
            <text:p>201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996" calcext:value-type="float">
            <text:p>3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17" calcext:value-type="float">
            <text:p>9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3" calcext:value-type="float">
            <text:p>139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59" calcext:value-type="float">
            <text:p>10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14" calcext:value-type="float">
            <text:p>158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83" calcext:value-type="float">
            <text:p>40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7" calcext:value-type="float">
            <text:p>10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87" calcext:value-type="float">
            <text:p>18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50" calcext:value-type="float">
            <text:p>4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71" calcext:value-type="float">
            <text:p>10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35" calcext:value-type="float">
            <text:p>200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1" calcext:value-type="float">
            <text:p>85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9" calcext:value-type="float">
            <text:p>130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618" calcext:value-type="float">
            <text:p>3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0" calcext:value-type="float">
            <text:p>80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9" calcext:value-type="float">
            <text:p>128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4667" calcext:value-type="float">
            <text:p>4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0" calcext:value-type="float">
            <text:p>10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0" calcext:value-type="float">
            <text:p>206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144" calcext:value-type="float">
            <text:p>4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75" calcext:value-type="float">
            <text:p>10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08" calcext:value-type="float">
            <text:p>202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4239" calcext:value-type="float">
            <text:p>423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271" calcext:value-type="float">
            <text:p>10271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37" calcext:value-type="float">
            <text:p>20337</text:p>
          </table:table-cell>
          <table:table-cell office:value-type="percentage" office:value="0.3" calcext:value-type="percentage">
            <text:p>3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1" calcext:value-type="float">
            <text:p>52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2:.B33])" office:value-type="float" office:value="124422" calcext:value-type="float">
            <text:p>124422</text:p>
          </table:table-cell>
          <table:table-cell table:style-name="ce7" table:formula="of:=AVERAGE([.C2:.C33])" office:value-type="percentage" office:value="0.790625" calcext:value-type="percentage">
            <text:p>79,06%</text:p>
          </table:table-cell>
          <table:table-cell table:style-name="ce1" table:formula="of:=SUM([.D2:.D33])" office:value-type="float" office:value="280190" calcext:value-type="float">
            <text:p>280190</text:p>
          </table:table-cell>
          <table:table-cell table:style-name="ce7" table:formula="of:=AVERAGE([.E2:.E33])" office:value-type="percentage" office:value="0.861459375" calcext:value-type="percentage">
            <text:p>86,15%</text:p>
          </table:table-cell>
          <table:table-cell table:style-name="ce1" table:formula="of:=SUM([.F2:.F33])" office:value-type="float" office:value="472596" calcext:value-type="float">
            <text:p>472596</text:p>
          </table:table-cell>
          <table:table-cell table:style-name="ce7" table:formula="of:=AVERAGE([.G2:.G33])" office:value-type="percentage" office:value="0.89583125" calcext:value-type="percentage">
            <text:p>89,58%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7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_NEUR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0" table:number-columns-repeated="2"/>
          <table:table-cell table:style-name="ce13" office:value-type="string" calcext:value-type="string" table:number-columns-spanned="5" table:number-rows-spanned="1">
            <text:p>MODEL = NEURAL(10)</text:p>
          </table:table-cell>
          <table:covered-table-cell table:style-name="ce10"/>
          <table:covered-table-cell table:style-name="ce18"/>
          <table:covered-table-cell table:style-name="ce10"/>
          <table:covered-table-cell table:style-name="ce18"/>
          <table:table-cell table:style-name="ce10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30" calcext:value-type="float">
            <text:p>1230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4" calcext:value-type="float">
            <text:p>102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85" calcext:value-type="float">
            <text:p>5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6" calcext:value-type="float">
            <text:p>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322" calcext:value-type="float">
            <text:p>232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11" calcext:value-type="float">
            <text:p>241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1" calcext:value-type="float">
            <text:p>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" calcext:value-type="float">
            <text:p>10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09" calcext:value-type="float">
            <text:p>430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474" calcext:value-type="float">
            <text:p>44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9" calcext:value-type="float">
            <text:p>11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1" calcext:value-type="float">
            <text:p>2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7" calcext:value-type="float">
            <text:p>83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36" calcext:value-type="float">
            <text:p>93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624" calcext:value-type="float">
            <text:p>36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53" calcext:value-type="float">
            <text:p>7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58" calcext:value-type="float">
            <text:p>95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66" calcext:value-type="float">
            <text:p>96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045" calcext:value-type="float">
            <text:p>14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0" calcext:value-type="float">
            <text:p>14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58" calcext:value-type="float">
            <text:p>153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8138" calcext:value-type="float">
            <text:p>8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5" calcext:value-type="float">
            <text:p>8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1" calcext:value-type="float">
            <text:p>82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3" calcext:value-type="float">
            <text:p>198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56" calcext:value-type="float">
            <text:p>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91" calcext:value-type="float">
            <text:p>17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" calcext:value-type="float">
            <text:p>1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1" calcext:value-type="float">
            <text:p>1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71" calcext:value-type="float">
            <text:p>14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48" calcext:value-type="float">
            <text:p>224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6" calcext:value-type="float">
            <text:p>170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0" calcext:value-type="float">
            <text:p>97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56" calcext:value-type="float">
            <text:p>215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363" calcext:value-type="float">
            <text:p>236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04" calcext:value-type="float">
            <text:p>210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142" calcext:value-type="float">
            <text:p>21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" calcext:value-type="float">
            <text:p>11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75" calcext:value-type="float">
            <text:p>13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59" calcext:value-type="float">
            <text:p>139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89" calcext:value-type="float">
            <text:p>2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9" calcext:value-type="float">
            <text:p>2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15" calcext:value-type="float">
            <text:p>781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6" calcext:value-type="float">
            <text:p>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" calcext:value-type="float">
            <text:p>2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86569" calcext:value-type="float">
            <text:p>86569</text:p>
          </table:table-cell>
          <table:table-cell table:style-name="ce7" table:formula="of:=AVERAGE([.C4:.C35])" office:value-type="percentage" office:value="0.915625" calcext:value-type="percentage">
            <text:p>91,56%</text:p>
          </table:table-cell>
          <table:table-cell table:style-name="ce1" table:formula="of:=SUM([.D4:.D35])" office:value-type="float" office:value="91466" calcext:value-type="float">
            <text:p>91466</text:p>
          </table:table-cell>
          <table:table-cell table:style-name="ce7" table:formula="of:=AVERAGE([.E4:.E35])" office:value-type="percentage" office:value="0.940628125" calcext:value-type="percentage">
            <text:p>94,06%</text:p>
          </table:table-cell>
          <table:table-cell table:style-name="ce1" table:formula="of:=SUM([.F4:.F35])" office:value-type="float" office:value="91407" calcext:value-type="float">
            <text:p>91407</text:p>
          </table:table-cell>
          <table:table-cell table:style-name="ce7" table:formula="of:=AVERAGE([.G4:.G35])" office:value-type="percentage" office:value="0.9270875" calcext:value-type="percentage">
            <text:p>92,7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44" calcext:value-type="float">
            <text:p>1244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30" calcext:value-type="float">
            <text:p>103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" calcext:value-type="float">
            <text:p>11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25" calcext:value-type="float">
            <text:p>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5" calcext:value-type="float">
            <text:p>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66" calcext:value-type="float">
            <text:p>24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282" calcext:value-type="float">
            <text:p>22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88" calcext:value-type="float">
            <text:p>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" calcext:value-type="float">
            <text:p>11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63" calcext:value-type="float">
            <text:p>436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4" calcext:value-type="float">
            <text:p>46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292" calcext:value-type="float">
            <text:p>4292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8" calcext:value-type="float">
            <text:p>2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0" calcext:value-type="float">
            <text:p>2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6" calcext:value-type="float">
            <text:p>40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48" calcext:value-type="float">
            <text:p>84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4" calcext:value-type="float">
            <text:p>15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96" calcext:value-type="float">
            <text:p>16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27" calcext:value-type="float">
            <text:p>15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187" calcext:value-type="float">
            <text:p>7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8" calcext:value-type="float">
            <text:p>7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8" calcext:value-type="float">
            <text:p>80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4" calcext:value-type="float">
            <text:p>19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5" calcext:value-type="float">
            <text:p>1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9" calcext:value-type="float">
            <text:p>19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71" calcext:value-type="float">
            <text:p>1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1" calcext:value-type="float">
            <text:p>15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9" calcext:value-type="float">
            <text:p>15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141" calcext:value-type="float">
            <text:p>2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82" calcext:value-type="float">
            <text:p>1082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30" calcext:value-type="float">
            <text:p>2130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236" calcext:value-type="float">
            <text:p>223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69" calcext:value-type="float">
            <text:p>126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379" calcext:value-type="float">
            <text:p>137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" calcext:value-type="float">
            <text:p>9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11" calcext:value-type="float">
            <text:p>1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0" calcext:value-type="float">
            <text:p>17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85" calcext:value-type="float">
            <text:p>13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23" calcext:value-type="float">
            <text:p>140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40" calcext:value-type="float">
            <text:p>14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742" calcext:value-type="float">
            <text:p>2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6" calcext:value-type="float">
            <text:p>28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68" calcext:value-type="float">
            <text:p>89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123" calcext:value-type="float">
            <text:p>812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" calcext:value-type="float">
            <text:p>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8746" calcext:value-type="float">
            <text:p>88746</text:p>
          </table:table-cell>
          <table:table-cell table:style-name="ce7" table:formula="of:=AVERAGE([.C40:.C71])" office:value-type="percentage" office:value="0.931246875" calcext:value-type="percentage">
            <text:p>93,12%</text:p>
          </table:table-cell>
          <table:table-cell table:style-name="ce1" table:formula="of:=SUM([.D40:.D71])" office:value-type="float" office:value="91761" calcext:value-type="float">
            <text:p>91761</text:p>
          </table:table-cell>
          <table:table-cell table:style-name="ce7" table:formula="of:=AVERAGE([.E40:.E71])" office:value-type="percentage" office:value="0.934378125" calcext:value-type="percentage">
            <text:p>93,44%</text:p>
          </table:table-cell>
          <table:table-cell table:style-name="ce1" table:formula="of:=SUM([.F40:.F71])" office:value-type="float" office:value="93155" calcext:value-type="float">
            <text:p>93155</text:p>
          </table:table-cell>
          <table:table-cell table:style-name="ce7" table:formula="of:=AVERAGE([.G40:.G71])" office:value-type="percentage" office:value="0.938540625" calcext:value-type="percentage">
            <text:p>93,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0" table:number-columns-repeated="2"/>
          <table:table-cell table:style-name="ce13" office:value-type="string" calcext:value-type="string" table:number-columns-spanned="5" table:number-rows-spanned="1">
            <text:p>MODEL = NEURAL(20)</text:p>
          </table:table-cell>
          <table:covered-table-cell table:style-name="ce10"/>
          <table:covered-table-cell table:style-name="ce18"/>
          <table:covered-table-cell table:style-name="ce10"/>
          <table:covered-table-cell table:style-name="ce18"/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24" calcext:value-type="float">
            <text:p>1224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4" calcext:value-type="float">
            <text:p>100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386" calcext:value-type="float">
            <text:p>238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" calcext:value-type="float">
            <text:p>8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" calcext:value-type="float">
            <text:p>9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4" calcext:value-type="float">
            <text:p>9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3" calcext:value-type="float">
            <text:p>10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9" calcext:value-type="float">
            <text:p>11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53" calcext:value-type="float">
            <text:p>435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844" calcext:value-type="float">
            <text:p>48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052" calcext:value-type="float">
            <text:p>505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02" calcext:value-type="float">
            <text:p>1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2" calcext:value-type="float">
            <text:p>1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5" calcext:value-type="float">
            <text:p>25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13" calcext:value-type="float">
            <text:p>81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879" calcext:value-type="float">
            <text:p>87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96" calcext:value-type="float">
            <text:p>33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6" calcext:value-type="float">
            <text:p>32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9" calcext:value-type="float">
            <text:p>40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05" calcext:value-type="float">
            <text:p>805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94" calcext:value-type="float">
            <text:p>89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898" calcext:value-type="float">
            <text:p>89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5" calcext:value-type="float">
            <text:p>15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35" calcext:value-type="float">
            <text:p>16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4" calcext:value-type="float">
            <text:p>161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6837" calcext:value-type="float">
            <text:p>6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38" calcext:value-type="float">
            <text:p>7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5" calcext:value-type="float">
            <text:p>82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45" calcext:value-type="float">
            <text:p>18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9" calcext:value-type="float">
            <text:p>1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40" calcext:value-type="float">
            <text:p>17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3" calcext:value-type="float">
            <text:p>1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79" calcext:value-type="float">
            <text:p>1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86" calcext:value-type="float">
            <text:p>19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96" calcext:value-type="float">
            <text:p>229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00" calcext:value-type="float">
            <text:p>170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69" calcext:value-type="float">
            <text:p>10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77" calcext:value-type="float">
            <text:p>21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78" calcext:value-type="float">
            <text:p>21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6" calcext:value-type="float">
            <text:p>1276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66" calcext:value-type="float">
            <text:p>1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" calcext:value-type="float">
            <text:p>12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091" calcext:value-type="float">
            <text:p>13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69" calcext:value-type="float">
            <text:p>13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5" calcext:value-type="float">
            <text:p>2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30" calcext:value-type="float">
            <text:p>78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132" calcext:value-type="float">
            <text:p>91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64" calcext:value-type="float">
            <text:p>856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7:.B108])" office:value-type="float" office:value="85497" calcext:value-type="float">
            <text:p>85497</text:p>
          </table:table-cell>
          <table:table-cell table:style-name="ce7" table:formula="of:=AVERAGE([.C77:.C108])" office:value-type="percentage" office:value="0.916665625" calcext:value-type="percentage">
            <text:p>91,67%</text:p>
          </table:table-cell>
          <table:table-cell table:style-name="ce1" table:formula="of:=SUM([.D77:.D108])" office:value-type="float" office:value="91805" calcext:value-type="float">
            <text:p>91805</text:p>
          </table:table-cell>
          <table:table-cell table:style-name="ce7" table:formula="of:=AVERAGE([.E77:.E108])" office:value-type="percentage" office:value="0.92916875" calcext:value-type="percentage">
            <text:p>92,92%</text:p>
          </table:table-cell>
          <table:table-cell table:style-name="ce1" table:formula="of:=SUM([.F77:.F108])" office:value-type="float" office:value="92666" calcext:value-type="float">
            <text:p>92666</text:p>
          </table:table-cell>
          <table:table-cell table:style-name="ce7" table:formula="of:=AVERAGE([.G77:.G108])" office:value-type="percentage" office:value="0.92916875" calcext:value-type="percentage">
            <text:p>92,9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2">
          <table:table-cell table:style-name="ce12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1017"/>
        </table:table-row>
      </table:table>
      <table:table table:name="MODEL_RBF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0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0"/>
          <table:covered-table-cell table:style-name="ce18"/>
          <table:covered-table-cell table:style-name="ce10"/>
          <table:covered-table-cell table:style-name="ce18"/>
          <table:table-cell table:style-name="ce10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7" calcext:value-type="float">
            <text:p>1217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1" calcext:value-type="float">
            <text:p>1021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" calcext:value-type="float">
            <text:p>7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17" calcext:value-type="float">
            <text:p>22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1" calcext:value-type="float">
            <text:p>24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96" calcext:value-type="float">
            <text:p>249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5" calcext:value-type="float">
            <text:p>9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" calcext:value-type="float">
            <text:p>9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17" calcext:value-type="float">
            <text:p>43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07" calcext:value-type="float">
            <text:p>4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26" calcext:value-type="float">
            <text:p>472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9" calcext:value-type="float">
            <text:p>1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4" calcext:value-type="float">
            <text:p>2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" calcext:value-type="float">
            <text:p>25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3" calcext:value-type="float">
            <text:p>83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7" calcext:value-type="float">
            <text:p>8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7" calcext:value-type="float">
            <text:p>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511" calcext:value-type="float">
            <text:p>3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30" calcext:value-type="float">
            <text:p>35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700" calcext:value-type="float">
            <text:p>14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38" calcext:value-type="float">
            <text:p>16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0" calcext:value-type="float">
            <text:p>16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731" calcext:value-type="float">
            <text:p>7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0" calcext:value-type="float">
            <text:p>7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7" calcext:value-type="float">
            <text:p>7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55" calcext:value-type="float">
            <text:p>1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" calcext:value-type="float">
            <text:p>1773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05" calcext:value-type="float">
            <text:p>1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65" calcext:value-type="float">
            <text:p>1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0" calcext:value-type="float">
            <text:p>1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5" calcext:value-type="float">
            <text:p>2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6" calcext:value-type="float">
            <text:p>233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448" calcext:value-type="float">
            <text:p>14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12" calcext:value-type="float">
            <text:p>15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66" calcext:value-type="float">
            <text:p>146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8" calcext:value-type="float">
            <text:p>100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92" calcext:value-type="float">
            <text:p>189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018" calcext:value-type="float">
            <text:p>2018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4" calcext:value-type="float">
            <text:p>1174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7" calcext:value-type="float">
            <text:p>10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6" calcext:value-type="float">
            <text:p>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3" calcext:value-type="float">
            <text:p>12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67" calcext:value-type="float">
            <text:p>1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9" calcext:value-type="float">
            <text:p>1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6" calcext:value-type="float">
            <text:p>28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778" calcext:value-type="float">
            <text:p>87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768" calcext:value-type="float">
            <text:p>876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504" calcext:value-type="float">
            <text:p>9504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4" calcext:value-type="float">
            <text:p>2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74022" calcext:value-type="float">
            <text:p>74022</text:p>
          </table:table-cell>
          <table:table-cell table:style-name="ce7" table:formula="of:=AVERAGE([.C4:.C35])" office:value-type="percentage" office:value="0.940628125" calcext:value-type="percentage">
            <text:p>94,06%</text:p>
          </table:table-cell>
          <table:table-cell table:style-name="ce1" table:formula="of:=SUM([.D4:.D35])" office:value-type="float" office:value="89749" calcext:value-type="float">
            <text:p>89749</text:p>
          </table:table-cell>
          <table:table-cell table:style-name="ce7" table:formula="of:=AVERAGE([.E4:.E35])" office:value-type="percentage" office:value="0.94479375" calcext:value-type="percentage">
            <text:p>94,48%</text:p>
          </table:table-cell>
          <table:table-cell table:style-name="ce1" table:formula="of:=SUM([.F4:.F35])" office:value-type="float" office:value="91378" calcext:value-type="float">
            <text:p>91378</text:p>
          </table:table-cell>
          <table:table-cell table:style-name="ce7" table:formula="of:=AVERAGE([.G4:.G35])" office:value-type="percentage" office:value="0.921878125" calcext:value-type="percentage">
            <text:p>92,1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55" calcext:value-type="float">
            <text:p>1255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8" calcext:value-type="float">
            <text:p>105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39" calcext:value-type="float">
            <text:p>1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" calcext:value-type="float">
            <text:p>109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7" calcext:value-type="float">
            <text:p>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9" calcext:value-type="float">
            <text:p>6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480" calcext:value-type="float">
            <text:p>248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566" calcext:value-type="float">
            <text:p>256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3" calcext:value-type="float">
            <text:p>1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200" calcext:value-type="float">
            <text:p>420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521" calcext:value-type="float">
            <text:p>45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4" calcext:value-type="float">
            <text:p>508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7" calcext:value-type="float">
            <text:p>2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14" calcext:value-type="float">
            <text:p>91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2" calcext:value-type="float">
            <text:p>3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" calcext:value-type="float">
            <text:p>1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67" calcext:value-type="float">
            <text:p>16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6" calcext:value-type="float">
            <text:p>162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589" calcext:value-type="float">
            <text:p>7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24" calcext:value-type="float">
            <text:p>1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7" calcext:value-type="float">
            <text:p>2817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36" calcext:value-type="float">
            <text:p>1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0" calcext:value-type="float">
            <text:p>13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1" calcext:value-type="float">
            <text:p>14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867" calcext:value-type="float">
            <text:p>18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1" calcext:value-type="float">
            <text:p>198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1" calcext:value-type="float">
            <text:p>15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49" calcext:value-type="float">
            <text:p>15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89" calcext:value-type="float">
            <text:p>98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39" calcext:value-type="float">
            <text:p>1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028" calcext:value-type="float">
            <text:p>2028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78" calcext:value-type="float">
            <text:p>137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82" calcext:value-type="float">
            <text:p>10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68" calcext:value-type="float">
            <text:p>10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" calcext:value-type="float">
            <text:p>1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8" calcext:value-type="float">
            <text:p>14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0" calcext:value-type="float">
            <text:p>1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39" calcext:value-type="float">
            <text:p>13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378" calcext:value-type="float">
            <text:p>23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4" calcext:value-type="float">
            <text:p>2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12" calcext:value-type="float">
            <text:p>89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428" calcext:value-type="float">
            <text:p>842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983" calcext:value-type="float">
            <text:p>898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6548" calcext:value-type="float">
            <text:p>86548</text:p>
          </table:table-cell>
          <table:table-cell table:style-name="ce7" table:formula="of:=AVERAGE([.C40:.C71])" office:value-type="percentage" office:value="0.942709375" calcext:value-type="percentage">
            <text:p>94,27%</text:p>
          </table:table-cell>
          <table:table-cell table:style-name="ce1" table:formula="of:=SUM([.D40:.D71])" office:value-type="float" office:value="89744" calcext:value-type="float">
            <text:p>89744</text:p>
          </table:table-cell>
          <table:table-cell table:style-name="ce7" table:formula="of:=AVERAGE([.E40:.E71])" office:value-type="percentage" office:value="0.94166875" calcext:value-type="percentage">
            <text:p>94,17%</text:p>
          </table:table-cell>
          <table:table-cell table:style-name="ce1" table:formula="of:=SUM([.F40:.F71])" office:value-type="float" office:value="92514" calcext:value-type="float">
            <text:p>92514</text:p>
          </table:table-cell>
          <table:table-cell table:style-name="ce7" table:formula="of:=AVERAGE([.G40:.G71])" office:value-type="percentage" office:value="0.946878125" calcext:value-type="percentage">
            <text:p>94,6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7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7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7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67" calcext:value-type="float">
            <text:p>1367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1483" calcext:value-type="float">
            <text:p>14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0" calcext:value-type="float">
            <text:p>14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88" calcext:value-type="float">
            <text:p>118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83" calcext:value-type="float">
            <text:p>1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26" calcext:value-type="float">
            <text:p>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76" calcext:value-type="float">
            <text:p>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10" calcext:value-type="float">
            <text:p>25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73" calcext:value-type="float">
            <text:p>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2" calcext:value-type="float">
            <text:p>1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79" calcext:value-type="float">
            <text:p>11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9" calcext:value-type="float">
            <text:p>1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754" calcext:value-type="float">
            <text:p>47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599" calcext:value-type="float">
            <text:p>45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68" calcext:value-type="float">
            <text:p>476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1" calcext:value-type="float">
            <text:p>1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64" calcext:value-type="float">
            <text:p>2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8" calcext:value-type="float">
            <text:p>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6" calcext:value-type="float">
            <text:p>26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9" calcext:value-type="float">
            <text:p>99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0" calcext:value-type="float">
            <text:p>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4" calcext:value-type="float">
            <text:p>31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5" calcext:value-type="float">
            <text:p>1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31" calcext:value-type="float">
            <text:p>151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54" calcext:value-type="float">
            <text:p>166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72" calcext:value-type="float">
            <text:p>155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363" calcext:value-type="float">
            <text:p>7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" calcext:value-type="float">
            <text:p>7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5" calcext:value-type="float">
            <text:p>76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3" calcext:value-type="float">
            <text:p>1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" calcext:value-type="float">
            <text:p>192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05" calcext:value-type="float">
            <text:p>1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534" calcext:value-type="float">
            <text:p>15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8" calcext:value-type="float">
            <text:p>1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" calcext:value-type="float">
            <text:p>15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94" calcext:value-type="float">
            <text:p>19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8" calcext:value-type="float">
            <text:p>20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21" calcext:value-type="float">
            <text:p>15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76" calcext:value-type="float">
            <text:p>10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4" calcext:value-type="float">
            <text:p>13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25" calcext:value-type="float">
            <text:p>1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4" calcext:value-type="float">
            <text:p>12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7" calcext:value-type="float">
            <text:p>1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3" calcext:value-type="float">
            <text:p>14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828" calcext:value-type="float">
            <text:p>2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1" calcext:value-type="float">
            <text:p>2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3" calcext:value-type="float">
            <text:p>2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821" calcext:value-type="float">
            <text:p>882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937" calcext:value-type="float">
            <text:p>793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00" calcext:value-type="float">
            <text:p>8400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" calcext:value-type="float">
            <text:p>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6:.B107])" office:value-type="float" office:value="90152" calcext:value-type="float">
            <text:p>90152</text:p>
          </table:table-cell>
          <table:table-cell table:style-name="ce7" table:formula="of:=AVERAGE([.C76:.C107])" office:value-type="percentage" office:value="0.95625" calcext:value-type="percentage">
            <text:p>95,63%</text:p>
          </table:table-cell>
          <table:table-cell table:style-name="ce1" table:formula="of:=SUM([.D76:.D107])" office:value-type="float" office:value="92263" calcext:value-type="float">
            <text:p>92263</text:p>
          </table:table-cell>
          <table:table-cell table:style-name="ce7" table:formula="of:=AVERAGE([.E76:.E107])" office:value-type="percentage" office:value="0.95729375" calcext:value-type="percentage">
            <text:p>95,73%</text:p>
          </table:table-cell>
          <table:table-cell table:style-name="ce1" table:formula="of:=SUM([.F76:.F107])" office:value-type="float" office:value="92043" calcext:value-type="float">
            <text:p>92043</text:p>
          </table:table-cell>
          <table:table-cell table:style-name="ce7" table:formula="of:=AVERAGE([.G76:.G107])" office:value-type="percentage" office:value="0.96666875" calcext:value-type="percentage">
            <text:p>96,67%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2-15T19:28:34.077328427</dc:date>
    <meta:editing-duration>P2DT20H50M3S</meta:editing-duration>
    <meta:editing-cycles>2224</meta:editing-cycles>
    <meta:generator>LibreOffice/7.3.7.2$Linux_X86_64 LibreOffice_project/30$Build-2</meta:generator>
    <meta:document-statistic meta:table-count="3" meta:cell-count="1668" meta:object-count="0"/>
  </office:meta>
</office:document-meta>
</file>